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ohit Hindi" svg:font-family="'Lohit Hindi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66in"/>
    </style:style>
    <style:style style:name="co2" style:family="table-column">
      <style:table-column-properties fo:break-before="auto" style:column-width="1.8327in"/>
    </style:style>
    <style:style style:name="co3" style:family="table-column">
      <style:table-column-properties fo:break-before="auto" style:column-width="3.148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0.6382in"/>
    </style:style>
    <style:style style:name="co6" style:family="table-column">
      <style:table-column-properties fo:break-before="auto" style:column-width="0.6291in"/>
    </style:style>
    <style:style style:name="co7" style:family="table-column">
      <style:table-column-properties fo:break-before="auto" style:column-width="0.777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937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fo:font-style="normal" fo:font-weight="normal" style:font-name-asian="Lohit Hindi" style:font-size-asian="10pt" style:language-asian="hi" style:country-asian="IN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9" style:family="table-cell" style:parent-style-name="Default"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ext-properties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1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">
      <style:text-properties style:font-name="Liberation Sans" fo:font-size="10pt" style:font-size-asian="10pt" style:font-size-complex="10pt"/>
    </style:style>
    <style:style style:name="ce2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use-window-font-color="true" fo:language="en" fo:country="US" fo:font-style="normal" style:letter-kerning="true" style:font-name-asian="Lohit Hindi" style:font-size-asian="12pt" style:language-asian="hi" style:country-asian="IN" style:font-style-asian="normal" style:font-weight-asian="bold" style:font-size-complex="12pt" style:font-style-complex="normal" style:font-weight-complex="bold"/>
    </style:style>
    <style:style style:name="T2" style:family="text">
      <style:text-properties style:use-window-font-color="true" style:font-name="Times New Roman" fo:font-size="11pt" fo:language="en" fo:country="US" fo:font-style="italic" fo:font-weight="normal" style:letter-kerning="true" style:font-name-asian="Lohit Hindi" style:font-size-asian="12pt" style:language-asian="hi" style:country-asian="IN" style:font-style-asian="italic" style:font-weight-asian="normal" style:font-size-complex="12pt" style:font-style-complex="italic" style:font-weight-complex="normal"/>
    </style:style>
    <style:style style:name="T3" style:family="text">
      <style:text-properties style:use-window-font-color="true" style:font-name="Times New Roman" fo:font-size="11pt" fo:language="en" fo:country="US" fo:font-style="normal" fo:font-weight="normal" style:letter-kerning="true" style:font-name-asian="Lohit Hindi" style:font-size-asian="12pt" style:language-asian="hi" style:country-asian="IN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1.4614in" svg:y="4.7012in">
            <draw:object draw:notify-on-update-of-ranges="Sheet1.G1:Sheet1.G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5"/>
        <table:table-column table:style-name="co2" table:default-cell-style-name="ce10"/>
        <table:table-column table:style-name="co3" table:default-cell-style-name="ce14"/>
        <table:table-column table:style-name="co4" table:default-cell-style-name="ce1"/>
        <table:table-column table:style-name="co5" table:default-cell-style-name="ce18"/>
        <table:table-column table:style-name="co6" table:default-cell-style-name="ce17"/>
        <table:table-column table:style-name="co7" table:default-cell-style-name="ce17"/>
        <table:table-column table:style-name="co8" table:number-columns-repeated="3" table:default-cell-style-name="ce1"/>
        <table:table-column table:style-name="co8" table:default-cell-style-name="Default"/>
        <table:table-column table:style-name="co8" table:number-columns-repeated="1012" table:default-cell-style-name="ce1"/>
        <table:table-row table:style-name="ro1">
          <table:table-cell office:value-type="string">
            <text:p>GENOME?</text:p>
          </table:table-cell>
          <table:table-cell table:style-name="ce2" office:value-type="string">
            <text:p>TaxID</text:p>
          </table:table-cell>
          <table:table-cell table:style-name="ce9" office:value-type="string">
            <text:p>Species</text:p>
          </table:table-cell>
          <table:table-cell office:value-type="string">
            <text:p>Strain</text:p>
          </table:table-cell>
          <table:table-cell office:value-type="string">
            <text:p>Why included</text:p>
          </table:table-cell>
          <table:table-cell table:style-name="ce17" office:value-type="string">
            <text:p>MS-ring</text:p>
          </table:table-cell>
          <table:table-cell office:value-type="string">
            <text:p>C-ring</text:p>
          </table:table-cell>
          <table:table-cell office:value-type="string">
            <text:p>Stator ring diameter</text:p>
          </table:table-cell>
          <table:table-cell table:style-name="ce19" office:value-type="string">
            <text:p>Extrapolate from 34</text:p>
          </table:table-cell>
          <table:table-cell table:style-name="ce21" office:value-type="string">
            <text:p>Extrapolate from 26</text:p>
          </table:table-cell>
          <table:table-cell table:style-name="ce21" office:value-type="string">
            <text:p>Reference</text:p>
          </table:table-cell>
          <table:table-cell/>
          <table:table-cell table:style-name="ce21" office:value-type="string">
            <text:p>Maximum stator complex count</text:p>
          </table:table-cell>
          <table:table-cell table:style-name="ce21" office:value-type="string">
            <text:p>Size of one complex</text:p>
          </table:table-cell>
          <table:table-cell table:style-name="ce21" office:value-type="string">
            <text:p>Reference</text:p>
          </table:table-cell>
          <table:table-cell/>
          <table:table-cell office:value-type="string">
            <text:p>Low-speed torque (pN nm)</text:p>
          </table:table-cell>
          <table:table-cell table:number-columns-repeated="1007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931626">
            <text:p>931626</text:p>
          </table:table-cell>
          <table:table-cell office:value-type="string">
            <text:p>Acetobacterium woodii</text:p>
          </table:table-cell>
          <table:table-cell office:value-type="string">
            <text:p>DSM 1030</text:p>
          </table:table-cell>
          <table:table-cell table:number-columns-repeated="7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1009370">
            <text:p>1009370</text:p>
          </table:table-cell>
          <table:table-cell office:value-type="string">
            <text:p>Acetonema longum</text:p>
          </table:table-cell>
          <table:table-cell office:value-type="string">
            <text:p>DSM 6540</text:p>
          </table:table-cell>
          <table:table-cell/>
          <table:table-cell table:style-name="ce17"/>
          <table:table-cell office:value-type="float" office:value="57">
            <text:p>57</text:p>
          </table:table-cell>
          <table:table-cell/>
          <table:table-cell table:style-name="ce20" table:formula="of:=([.G3]/44)*34" office:value-type="float" office:value="44.0454545454545">
            <text:p>44</text:p>
          </table:table-cell>
          <table:table-cell table:style-name="ce20" table:formula="of:=([.G3]/44)*26" office:value-type="float" office:value="33.6818181818182">
            <text:p>34</text:p>
          </table:table-cell>
          <table:table-cell office:value-type="string">
            <text:p>Chen and Beeby</text:p>
          </table:table-cell>
          <table:table-cell table:style-name="ce1"/>
          <table:table-cell/>
          <table:table-cell table:formula="of:=([.H3]*PI())/[.M3]" office:value-type="float" office:value="0">
            <text:p>#DIV/0!</text:p>
          </table:table-cell>
          <table:table-cell table:number-columns-repeated="1010"/>
        </table:table-row>
        <table:table-row table:style-name="ro2">
          <table:table-cell office:value-type="string">
            <text:p>Yes</text:p>
          </table:table-cell>
          <table:table-cell table:style-name="ce4" office:value-type="float" office:value="351607">
            <text:p>351607</text:p>
          </table:table-cell>
          <table:table-cell office:value-type="string">
            <text:p>Acidothermus cellulolyticus</text:p>
          </table:table-cell>
          <table:table-cell office:value-type="string">
            <text:p>11B</text:p>
          </table:table-cell>
          <table:table-cell office:value-type="string">
            <text:p>Thermotolerance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office:value-type="float" office:value="1866">
            <text:p>1866</text:p>
          </table:table-cell>
          <table:table-cell office:value-type="string">
            <text:p>Actinoplanes missouriensis</text:p>
          </table:table-cell>
          <table:table-cell/>
          <table:table-cell office:value-type="string">
            <text:p>Actinomycete; has basal body purified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380703">
            <text:p>380703</text:p>
          </table:table-cell>
          <table:table-cell table:style-name="ce11" office:value-type="string">
            <text:p>Aeromonas hydrophila</text:p>
          </table:table-cell>
          <table:table-cell table:style-name="ce15" office:value-type="string">
            <text:p>subsp. hydrophila ATCC 7966</text:p>
          </table:table-cell>
          <table:table-cell office:value-type="string">
            <text:p>MotY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358">
            <text:p>358</text:p>
          </table:table-cell>
          <table:table-cell office:value-type="string">
            <text:p>Agrobacterium tumefaciens</text:p>
          </table:table-cell>
          <table:table-cell/>
          <table:table-cell office:value-type="string">
            <text:p>Variable speed motor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13335">
            <text:p>13335</text:p>
          </table:table-cell>
          <table:table-cell office:value-type="string">
            <text:p>Anaerobiospirillum succiniciproducens</text:p>
          </table:table-cell>
          <table:table-cell office:value-type="string">
            <text:p>Generic</text:p>
          </table:table-cell>
          <table:table-cell table:number-columns-repeated="7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1121004">
            <text:p>1121004</text:p>
          </table:table-cell>
          <table:table-cell office:value-type="string">
            <text:p>Aquaspirillum serpens</text:p>
          </table:table-cell>
          <table:table-cell office:value-type="string">
            <text:p>DSM 68</text:p>
          </table:table-cell>
          <table:table-cell office:value-type="string">
            <text:p>Wider C-ring</text:p>
          </table:table-cell>
          <table:table-cell table:style-name="ce17"/>
          <table:table-cell/>
          <table:table-cell/>
          <table:table-cell table:style-name="ce20"/>
          <table:table-cell table:number-columns-repeated="2"/>
          <table:table-cell table:style-name="ce1"/>
          <table:table-cell office:value-type="float" office:value="15">
            <text:p>15</text:p>
          </table:table-cell>
          <table:table-cell table:formula="of:=([.H9]*PI())/[.M9]" office:value-type="float" office:value="0">
            <text:p>0</text:p>
          </table:table-cell>
          <table:table-cell office:value-type="string">
            <text:p>Coulton and Murray 1978</text:p>
          </table:table-cell>
          <table:table-cell table:number-columns-repeated="1009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224324">
            <text:p>224324</text:p>
          </table:table-cell>
          <table:table-cell office:value-type="string">
            <text:p>Aquifex aeolicus</text:p>
          </table:table-cell>
          <table:table-cell office:value-type="string">
            <text:p>VF5</text:p>
          </table:table-cell>
          <table:table-cell office:value-type="string">
            <text:p>FliG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192">
            <text:p>192</text:p>
          </table:table-cell>
          <table:table-cell office:value-type="string">
            <text:p>Azospirillum brasilense</text:p>
          </table:table-cell>
          <table:table-cell/>
          <table:table-cell office:value-type="string">
            <text:p>Sodium-driven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862719">
            <text:p>862719</text:p>
          </table:table-cell>
          <table:table-cell office:value-type="string">
            <text:p>Azospirillum lipoferum</text:p>
          </table:table-cell>
          <table:table-cell office:value-type="string">
            <text:p>4B</text:p>
          </table:table-cell>
          <table:table-cell table:number-columns-repeated="7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1314753">
            <text:p>1314753</text:p>
          </table:table-cell>
          <table:table-cell office:value-type="string">
            <text:p>Bacillus firmus</text:p>
          </table:table-cell>
          <table:table-cell office:value-type="string">
            <text:p>NBRC 15306</text:p>
          </table:table-cell>
          <table:table-cell office:value-type="string">
            <text:p>Alkalophilic stators</text:p>
          </table:table-cell>
          <table:table-cell table:style-name="ce17"/>
          <table:table-cell/>
          <table:table-cell office:value-type="float" office:value="32.7">
            <text:p>32.7</text:p>
          </table:table-cell>
          <table:table-cell table:style-name="ce20"/>
          <table:table-cell table:number-columns-repeated="2"/>
          <table:table-cell table:style-name="ce1"/>
          <table:table-cell office:value-type="float" office:value="12">
            <text:p>12</text:p>
          </table:table-cell>
          <table:table-cell table:formula="of:=([.H13]*PI())/[.M13]" office:value-type="float" office:value="8.56083998103219">
            <text:p>8.560839981</text:p>
          </table:table-cell>
          <table:table-cell office:value-type="string">
            <text:p>Khan 1992</text:p>
          </table:table-cell>
          <table:table-cell table:number-columns-repeated="1009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224308">
            <text:p>224308</text:p>
          </table:table-cell>
          <table:table-cell office:value-type="string">
            <text:p>Bacillus subtilis</text:p>
          </table:table-cell>
          <table:table-cell office:value-type="string">
            <text:p>168 (I think is the same as OI1085)</text:p>
          </table:table-cell>
          <table:table-cell office:value-type="string">
            <text:p>MS-ring diameter. Kubori, 1997</text:p>
          </table:table-cell>
          <table:table-cell office:value-type="float" office:value="38">
            <text:p>38</text:p>
          </table:table-cell>
          <table:table-cell table:number-columns-repeated="5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264462">
            <text:p>264462</text:p>
          </table:table-cell>
          <table:table-cell office:value-type="string">
            <text:p>Bdellovibrio bacteriovorus</text:p>
          </table:table-cell>
          <table:table-cell office:value-type="string">
            <text:p>HD100</text:p>
          </table:table-cell>
          <table:table-cell office:value-type="string">
            <text:p>3 proton-driven stators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office:value-type="float" office:value="257310">
            <text:p>257310</text:p>
          </table:table-cell>
          <table:table-cell office:value-type="string">
            <text:p>Bordetella bronchiseptica</text:p>
          </table:table-cell>
          <table:table-cell office:value-type="string">
            <text:p>RB50</text:p>
          </table:table-cell>
          <table:table-cell office:value-type="string">
            <text:p>Liu and Ochman paper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224326">
            <text:p>224326</text:p>
          </table:table-cell>
          <table:table-cell office:value-type="string">
            <text:p>Borrelia burgdorferi</text:p>
          </table:table-cell>
          <table:table-cell office:value-type="string">
            <text:p>B31 (both Jensen and Liu)</text:p>
          </table:table-cell>
          <table:table-cell/>
          <table:table-cell table:style-name="ce17" office:value-type="float" office:value="30">
            <text:p>30</text:p>
          </table:table-cell>
          <table:table-cell office:value-type="float" office:value="60">
            <text:p>60</text:p>
          </table:table-cell>
          <table:table-cell/>
          <table:table-cell table:style-name="ce20" table:formula="of:=([.G17]/44)*34" office:value-type="float" office:value="46.3636363636364">
            <text:p>46</text:p>
          </table:table-cell>
          <table:table-cell table:style-name="ce20" table:formula="of:=([.G17]/44)*26" office:value-type="float" office:value="35.4545454545455">
            <text:p>35</text:p>
          </table:table-cell>
          <table:table-cell office:value-type="string">
            <text:p>Chen and Beeby</text:p>
          </table:table-cell>
          <table:table-cell table:style-name="ce1"/>
          <table:table-cell/>
          <table:table-cell table:formula="of:=([.H17]*PI())/[.M17]" office:value-type="float" office:value="0">
            <text:p>#DIV/0!</text:p>
          </table:table-cell>
          <table:table-cell table:number-columns-repeated="1010"/>
        </table:table-row>
        <table:table-row table:style-name="ro2">
          <table:table-cell office:value-type="string">
            <text:p>No</text:p>
          </table:table-cell>
          <table:table-cell table:style-name="ce6" office:value-type="float" office:value="1239297">
            <text:p>1239297</text:p>
          </table:table-cell>
          <table:table-cell table:style-name="ce12" office:value-type="string">
            <text:p>Borrelia merionesi</text:p>
          </table:table-cell>
          <table:table-cell/>
          <table:table-cell office:value-type="string">
            <text:p>MS-ring diameter</text:p>
          </table:table-cell>
          <table:table-cell table:style-name="ce17" office:value-type="float" office:value="32.5">
            <text:p>32.5</text:p>
          </table:table-cell>
          <table:table-cell table:style-name="ce18"/>
          <table:table-cell table:number-columns-repeated="4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6" office:value-type="float" office:value="44449">
            <text:p>44449</text:p>
          </table:table-cell>
          <table:table-cell table:style-name="ce12" office:value-type="string">
            <text:p>Borrelia recurentis</text:p>
          </table:table-cell>
          <table:table-cell/>
          <table:table-cell office:value-type="string">
            <text:p>MS-ring diameter</text:p>
          </table:table-cell>
          <table:table-cell table:style-name="ce17" office:value-type="float" office:value="32.5">
            <text:p>32.5</text:p>
          </table:table-cell>
          <table:table-cell table:number-columns-repeated="2"/>
          <table:table-cell table:style-name="ce20"/>
          <table:table-cell table:number-columns-repeated="2"/>
          <table:table-cell table:style-name="ce1"/>
          <table:table-cell table:number-columns-repeated="1012"/>
        </table:table-row>
        <table:table-row table:style-name="ro3">
          <table:table-cell office:value-type="string">
            <text:p>No</text:p>
          </table:table-cell>
          <table:table-cell table:style-name="ce3" office:value-type="float" office:value="29522">
            <text:p>29522</text:p>
          </table:table-cell>
          <table:table-cell table:style-name="ce11" office:value-type="string">
            <text:p>Brachyspira aalborgi</text:p>
          </table:table-cell>
          <table:table-cell/>
          <table:table-cell office:value-type="string">
            <text:p>MS-ring diameter</text:p>
          </table:table-cell>
          <table:table-cell table:style-name="ce17" office:value-type="float" office:value="33">
            <text:p>33</text:p>
          </table:table-cell>
          <table:table-cell table:number-columns-repeated="2"/>
          <table:table-cell table:style-name="ce20"/>
          <table:table-cell table:number-columns-repeated="2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office:value-type="float" office:value="224911">
            <text:p>224911</text:p>
          </table:table-cell>
          <table:table-cell office:value-type="string">
            <text:p>Bradyrhizobium japonicum</text:p>
          </table:table-cell>
          <table:table-cell office:value-type="string">
            <text:p>USDA 110</text:p>
          </table:table-cell>
          <table:table-cell office:value-type="string">
            <text:p>Liu and Ochman paper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office:value-type="float" office:value="1393">
            <text:p>1393</text:p>
          </table:table-cell>
          <table:table-cell office:value-type="string">
            <text:p>Brevibacillus brevis</text:p>
          </table:table-cell>
          <table:table-cell table:number-columns-repeated="8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office:value-type="float" office:value="272560">
            <text:p>272560</text:p>
          </table:table-cell>
          <table:table-cell office:value-type="string">
            <text:p>Burkholderia pseudomallei</text:p>
          </table:table-cell>
          <table:table-cell office:value-type="string">
            <text:p>K96243</text:p>
          </table:table-cell>
          <table:table-cell office:value-type="string">
            <text:p>Liu and Ochman paper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4">
          <table:table-cell office:value-type="string">
            <text:p>Yes</text:p>
          </table:table-cell>
          <table:table-cell office:value-type="float" office:value="196">
            <text:p>196</text:p>
          </table:table-cell>
          <table:table-cell office:value-type="string">
            <text:p>Campylobacter fetus</text:p>
          </table:table-cell>
          <table:table-cell office:value-type="string">
            <text:p>Generic</text:p>
          </table:table-cell>
          <table:table-cell table:number-columns-repeated="7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354242">
            <text:p>354242</text:p>
          </table:table-cell>
          <table:table-cell office:value-type="string">
            <text:p>Campylobacter jejuni</text:p>
          </table:table-cell>
          <table:table-cell table:style-name="ce15" office:value-type="string">
            <text:p>subsp. jejuni 81-176</text:p>
          </table:table-cell>
          <table:table-cell/>
          <table:table-cell table:style-name="ce17"/>
          <table:table-cell office:value-type="float" office:value="53">
            <text:p>53</text:p>
          </table:table-cell>
          <table:table-cell/>
          <table:table-cell table:style-name="ce20" table:formula="of:=([.G25]/44)*34" office:value-type="float" office:value="40.9545454545455">
            <text:p>41</text:p>
          </table:table-cell>
          <table:table-cell table:style-name="ce20" table:formula="of:=([.G25]/44)*26" office:value-type="float" office:value="31.3181818181818">
            <text:p>31</text:p>
          </table:table-cell>
          <table:table-cell office:value-type="string">
            <text:p>Chen and Beeby</text:p>
          </table:table-cell>
          <table:table-cell table:style-name="ce1"/>
          <table:table-cell/>
          <table:table-cell table:formula="of:=([.H25]*PI())/[.M25]" office:value-type="float" office:value="0">
            <text:p>#DIV/0!</text:p>
          </table:table-cell>
          <table:table-cell table:number-columns-repeated="1010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553218">
            <text:p>553218</text:p>
          </table:table-cell>
          <table:table-cell table:style-name="ce12" office:value-type="string">
            <text:p>Campylobacter rectus</text:p>
          </table:table-cell>
          <table:table-cell office:value-type="string">
            <text:p>RM3267</text:p>
          </table:table-cell>
          <table:table-cell office:value-type="string">
            <text:p>C-ring diameter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office:value-type="float" office:value="206">
            <text:p>206</text:p>
          </table:table-cell>
          <table:table-cell table:style-name="ce13" office:value-type="string">
            <text:p>Campylobacter sputorum</text:p>
          </table:table-cell>
          <table:table-cell office:value-type="string">
            <text:p>Generic</text:p>
          </table:table-cell>
          <table:table-cell table:number-columns-repeated="7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6" office:value-type="float" office:value="418099">
            <text:p>418099</text:p>
          </table:table-cell>
          <table:table-cell office:value-type="string">
            <text:p>Candidatus Magnetoglobus multicellularis</text:p>
          </table:table-cell>
          <table:table-cell/>
          <table:table-cell office:value-type="string">
            <text:p>Two rows of studs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439487">
            <text:p>439487</text:p>
          </table:table-cell>
          <table:table-cell office:value-type="string">
            <text:p>Candidatus Ovobacter propellens</text:p>
          </table:table-cell>
          <table:table-cell table:number-columns-repeated="8"/>
          <table:table-cell table:style-name="ce1"/>
          <table:table-cell table:number-columns-repeated="1012"/>
        </table:table-row>
        <table:table-row table:style-name="ro3">
          <table:table-cell office:value-type="string">
            <text:p>No</text:p>
          </table:table-cell>
          <table:table-cell table:style-name="ce3" office:value-type="float" office:value="33977">
            <text:p>33977</text:p>
          </table:table-cell>
          <table:table-cell office:value-type="string">
            <text:p>Caryophanon latum</text:p>
          </table:table-cell>
          <table:table-cell table:number-columns-repeated="8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190650">
            <text:p>190650</text:p>
          </table:table-cell>
          <table:table-cell office:value-type="string">
            <text:p>Caulobacter crescentus</text:p>
          </table:table-cell>
          <table:table-cell office:value-type="string">
            <text:p>CB15</text:p>
          </table:table-cell>
          <table:table-cell/>
          <table:table-cell table:style-name="ce17"/>
          <table:table-cell office:value-type="float" office:value="34">
            <text:p>34</text:p>
          </table:table-cell>
          <table:table-cell/>
          <table:table-cell table:style-name="ce20" table:formula="of:=([.G31]/44)*34" office:value-type="float" office:value="26.2727272727273">
            <text:p>26</text:p>
          </table:table-cell>
          <table:table-cell table:style-name="ce20" table:formula="of:=([.G31]/44)*26" office:value-type="float" office:value="20.0909090909091">
            <text:p>20</text:p>
          </table:table-cell>
          <table:table-cell office:value-type="string">
            <text:p>Chen and Beeby</text:p>
          </table:table-cell>
          <table:table-cell table:style-name="ce1"/>
          <table:table-cell/>
          <table:table-cell table:formula="of:=([.H31]*PI())/[.M31]" office:value-type="float" office:value="0">
            <text:p>#DIV/0!</text:p>
          </table:table-cell>
          <table:table-cell table:number-columns-repeated="2"/>
          <table:table-cell office:value-type="float" office:value="350">
            <text:p>350</text:p>
          </table:table-cell>
          <table:table-cell table:number-columns-repeated="1007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82203">
            <text:p>82203</text:p>
          </table:table-cell>
          <table:table-cell office:value-type="string">
            <text:p>Centipeda periodontii</text:p>
          </table:table-cell>
          <table:table-cell table:number-columns-repeated="8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536">
            <text:p>536</text:p>
          </table:table-cell>
          <table:table-cell office:value-type="string">
            <text:p>Chromobacterium violaceum</text:p>
          </table:table-cell>
          <table:table-cell/>
          <table:table-cell office:value-type="string">
            <text:p>Beta, but has HGT from gammas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637910">
            <text:p>637910</text:p>
          </table:table-cell>
          <table:table-cell office:value-type="string">
            <text:p>Citrobacter rodentium</text:p>
          </table:table-cell>
          <table:table-cell office:value-type="string">
            <text:p>ICC168</text:p>
          </table:table-cell>
          <table:table-cell table:number-columns-repeated="7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272562">
            <text:p>272562</text:p>
          </table:table-cell>
          <table:table-cell office:value-type="string">
            <text:p>Clostridium acetobutylicum</text:p>
          </table:table-cell>
          <table:table-cell office:value-type="string">
            <text:p>ATCC 824</text:p>
          </table:table-cell>
          <table:table-cell office:value-type="string">
            <text:p>Fusion of FliR-FlhB</text:p>
          </table:table-cell>
          <table:table-cell table:style-name="ce17"/>
          <table:table-cell table:number-columns-repeated="2"/>
          <table:table-cell table:style-name="ce20"/>
          <table:table-cell table:number-columns-repeated="2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6" office:value-type="float" office:value="46867">
            <text:p>46867</text:p>
          </table:table-cell>
          <table:table-cell office:value-type="string">
            <text:p>Clostridium chauvoei</text:p>
          </table:table-cell>
          <table:table-cell table:number-columns-repeated="8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1509">
            <text:p>1509</text:p>
          </table:table-cell>
          <table:table-cell office:value-type="string">
            <text:p>Clostridium sporogenes</text:p>
          </table:table-cell>
          <table:table-cell table:number-columns-repeated="8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212717">
            <text:p>212717</text:p>
          </table:table-cell>
          <table:table-cell office:value-type="string">
            <text:p>Clostridium tetani</text:p>
          </table:table-cell>
          <table:table-cell office:value-type="string">
            <text:p>E88</text:p>
          </table:table-cell>
          <table:table-cell office:value-type="string">
            <text:p>Fusion of FliR-FlhB</text:p>
          </table:table-cell>
          <table:table-cell table:style-name="ce17"/>
          <table:table-cell table:number-columns-repeated="2"/>
          <table:table-cell table:style-name="ce20"/>
          <table:table-cell table:number-columns-repeated="2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office:value-type="float" office:value="167879">
            <text:p>167879</text:p>
          </table:table-cell>
          <table:table-cell office:value-type="string">
            <text:p>Colwellia psychrerythraea</text:p>
          </table:table-cell>
          <table:table-cell office:value-type="string">
            <text:p>34H</text:p>
          </table:table-cell>
          <table:table-cell office:value-type="string">
            <text:p>Liu and Ochman paper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office:value-type="float" office:value="177439">
            <text:p>177439</text:p>
          </table:table-cell>
          <table:table-cell office:value-type="string">
            <text:p>Desulfotalea psychrophila</text:p>
          </table:table-cell>
          <table:table-cell office:value-type="string">
            <text:p>LSv54</text:p>
          </table:table-cell>
          <table:table-cell office:value-type="string">
            <text:p>Liu and Ochman paper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573370">
            <text:p>573370</text:p>
          </table:table-cell>
          <table:table-cell office:value-type="string">
            <text:p>Desulfovibrio magneticus</text:p>
          </table:table-cell>
          <table:table-cell office:value-type="string">
            <text:p>RS-1</text:p>
          </table:table-cell>
          <table:table-cell office:value-type="string">
            <text:p>4 stators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office:value-type="float" office:value="882">
            <text:p>882</text:p>
          </table:table-cell>
          <table:table-cell office:value-type="string">
            <text:p>Desulfovibrio vulgaris</text:p>
          </table:table-cell>
          <table:table-cell office:value-type="string">
            <text:p>str. Hildenborough</text:p>
          </table:table-cell>
          <table:table-cell office:value-type="string">
            <text:p>Liu and Ochman paper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No</text:p>
          </table:table-cell>
          <table:table-cell office:value-type="float" office:value="195064">
            <text:p>195064</text:p>
          </table:table-cell>
          <table:table-cell office:value-type="string">
            <text:p>Ectothiorhodospira mobilis</text:p>
          </table:table-cell>
          <table:table-cell table:number-columns-repeated="8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218491">
            <text:p>218491</text:p>
          </table:table-cell>
          <table:table-cell office:value-type="string">
            <text:p>Erwinia carotovora</text:p>
          </table:table-cell>
          <table:table-cell table:style-name="ce15" office:value-type="string">
            <text:p>subsp. atroseptica SCRI1043</text:p>
          </table:table-cell>
          <table:table-cell office:value-type="string">
            <text:p>Liu and Ochman paper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office:value-type="float" office:value="511145">
            <text:p>511145</text:p>
          </table:table-cell>
          <table:table-cell office:value-type="string">
            <text:p>Escherichia coli</text:p>
          </table:table-cell>
          <table:table-cell office:value-type="string">
            <text:p>Strain K12, substrain MG1655</text:p>
          </table:table-cell>
          <table:table-cell/>
          <table:table-cell table:style-name="ce17"/>
          <table:table-cell office:value-type="float" office:value="44">
            <text:p>44</text:p>
          </table:table-cell>
          <table:table-cell office:value-type="float" office:value="34.1">
            <text:p>34.1</text:p>
          </table:table-cell>
          <table:table-cell table:style-name="ce20" table:formula="of:=([.G45]/44)*34" office:value-type="float" office:value="34">
            <text:p>34</text:p>
          </table:table-cell>
          <table:table-cell table:style-name="ce20" table:formula="of:=([.G45]/44)*26" office:value-type="float" office:value="26">
            <text:p>26</text:p>
          </table:table-cell>
          <table:table-cell office:value-type="string">
            <text:p>Chen and Beeby</text:p>
          </table:table-cell>
          <table:table-cell table:style-name="ce1"/>
          <table:table-cell office:value-type="float" office:value="12">
            <text:p>12</text:p>
          </table:table-cell>
          <table:table-cell table:formula="of:=([.H45]*PI())/[.M45]" office:value-type="float" office:value="8.927359123951">
            <text:p>8.927359124</text:p>
          </table:table-cell>
          <table:table-cell office:value-type="string">
            <text:p>Khan 1988</text:p>
          </table:table-cell>
          <table:table-cell/>
          <table:table-cell office:value-type="float" office:value="1290">
            <text:p>1290</text:p>
          </table:table-cell>
          <table:table-cell table:number-columns-repeated="1007"/>
        </table:table-row>
        <table:table-row table:style-name="ro2">
          <table:table-cell office:value-type="string">
            <text:p>Yes</text:p>
          </table:table-cell>
          <table:table-cell table:style-name="ce7" office:value-type="float" office:value="379066">
            <text:p>379066</text:p>
          </table:table-cell>
          <table:table-cell office:value-type="string">
            <text:p>Gemmatimonas aurantiaca</text:p>
          </table:table-cell>
          <table:table-cell table:style-name="ce7" office:value-type="string">
            <text:p>T-27</text:p>
          </table:table-cell>
          <table:table-cell office:value-type="string">
            <text:p>Very far out on my tree</text:p>
          </table:table-cell>
          <table:table-cell table:number-columns-repeated="1019"/>
        </table:table-row>
        <table:table-row table:style-name="ro2">
          <table:table-cell office:value-type="string">
            <text:p>Yes</text:p>
          </table:table-cell>
          <table:table-cell office:value-type="float" office:value="1422">
            <text:p>1422</text:p>
          </table:table-cell>
          <table:table-cell office:value-type="string">
            <text:p>Geobacillus stearothermophilus</text:p>
          </table:table-cell>
          <table:table-cell table:number-columns-repeated="8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office:value-type="float" office:value="290633">
            <text:p>290633</text:p>
          </table:table-cell>
          <table:table-cell office:value-type="string">
            <text:p>Gluconobacter oxydans</text:p>
          </table:table-cell>
          <table:table-cell office:value-type="string">
            <text:p>621H</text:p>
          </table:table-cell>
          <table:table-cell office:value-type="string">
            <text:p>Liu and Ochman paper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936155">
            <text:p>936155</text:p>
          </table:table-cell>
          <table:table-cell office:value-type="string">
            <text:p>Helicobacter felis</text:p>
          </table:table-cell>
          <table:table-cell office:value-type="string">
            <text:p>ATCC 49179</text:p>
          </table:table-cell>
          <table:table-cell office:value-type="string">
            <text:p>Studs, structures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235279">
            <text:p>235279</text:p>
          </table:table-cell>
          <table:table-cell office:value-type="string">
            <text:p>Helicobacter hepaticus</text:p>
          </table:table-cell>
          <table:table-cell office:value-type="string">
            <text:p>ATCC 51449</text:p>
          </table:table-cell>
          <table:table-cell/>
          <table:table-cell table:style-name="ce17"/>
          <table:table-cell office:value-type="float" office:value="53">
            <text:p>53</text:p>
          </table:table-cell>
          <table:table-cell/>
          <table:table-cell table:style-name="ce20" table:formula="of:=([.G50]/44)*34" office:value-type="float" office:value="40.9545454545455">
            <text:p>41</text:p>
          </table:table-cell>
          <table:table-cell table:style-name="ce20" table:formula="of:=([.G50]/44)*26" office:value-type="float" office:value="31.3181818181818">
            <text:p>31</text:p>
          </table:table-cell>
          <table:table-cell office:value-type="string">
            <text:p>Chen and Beeby</text:p>
          </table:table-cell>
          <table:table-cell table:style-name="ce1"/>
          <table:table-cell/>
          <table:table-cell table:formula="of:=([.H50]*PI())/[.M50]" office:value-type="float" office:value="0">
            <text:p>#DIV/0!</text:p>
          </table:table-cell>
          <table:table-cell table:number-columns-repeated="2"/>
          <table:table-cell office:value-type="float" office:value="3600">
            <text:p>3600</text:p>
          </table:table-cell>
          <table:table-cell table:number-columns-repeated="1007"/>
        </table:table-row>
        <table:table-row table:style-name="ro2">
          <table:table-cell office:value-type="string">
            <text:p>No</text:p>
          </table:table-cell>
          <table:table-cell office:value-type="float" office:value="216">
            <text:p>216</text:p>
          </table:table-cell>
          <table:table-cell office:value-type="string">
            <text:p>Helicobacter muridarum</text:p>
          </table:table-cell>
          <table:table-cell table:number-columns-repeated="8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679897">
            <text:p>679897</text:p>
          </table:table-cell>
          <table:table-cell office:value-type="string">
            <text:p>Helicobacter mustelae</text:p>
          </table:table-cell>
          <table:table-cell office:value-type="float" office:value="12198">
            <text:p>12198</text:p>
          </table:table-cell>
          <table:table-cell office:value-type="string">
            <text:p>Stator studs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563041">
            <text:p>563041</text:p>
          </table:table-cell>
          <table:table-cell office:value-type="string">
            <text:p>Helicobacter pylori</text:p>
          </table:table-cell>
          <table:table-cell office:value-type="string">
            <text:p>G27</text:p>
          </table:table-cell>
          <table:table-cell office:value-type="string">
            <text:p>FliY</text:p>
          </table:table-cell>
          <table:table-cell table:style-name="ce17"/>
          <table:table-cell/>
          <table:table-cell/>
          <table:table-cell table:style-name="ce20"/>
          <table:table-cell table:number-columns-repeated="2"/>
          <table:table-cell table:style-name="ce1"/>
          <table:table-cell office:value-type="float" office:value="16">
            <text:p>16</text:p>
          </table:table-cell>
          <table:table-cell table:formula="of:=([.H53]*PI())/[.M53]" office:value-type="float" office:value="0">
            <text:p>0</text:p>
          </table:table-cell>
          <table:table-cell office:value-type="string">
            <text:p>Lee 1988</text:p>
          </table:table-cell>
          <table:table-cell table:number-columns-repeated="1009"/>
        </table:table-row>
        <table:table-row table:style-name="ro5">
          <table:table-cell office:value-type="string">
            <text:p>Yes</text:p>
          </table:table-cell>
          <table:table-cell table:style-name="ce3" office:value-type="float" office:value="104628">
            <text:p>104628</text:p>
          </table:table-cell>
          <table:table-cell office:value-type="string">
            <text:p>Helicobacter suis</text:p>
          </table:table-cell>
          <table:table-cell table:number-columns-repeated="8"/>
          <table:table-cell table:style-name="ce1"/>
          <table:table-cell table:number-columns-repeated="1012"/>
        </table:table-row>
        <table:table-row table:style-name="ro2">
          <table:table-cell office:value-type="string">
            <text:p>No</text:p>
          </table:table-cell>
          <table:table-cell table:style-name="ce3" office:value-type="float" office:value="50960">
            <text:p>50960</text:p>
          </table:table-cell>
          <table:table-cell office:value-type="string">
            <text:p>Helicobacter trogontum</text:p>
          </table:table-cell>
          <table:table-cell table:number-columns-repeated="8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887062">
            <text:p>887062</text:p>
          </table:table-cell>
          <table:table-cell office:value-type="string">
            <text:p>Hylemonella gracilis</text:p>
          </table:table-cell>
          <table:table-cell office:value-type="string">
            <text:p>ATCC 19624</text:p>
          </table:table-cell>
          <table:table-cell/>
          <table:table-cell table:style-name="ce17"/>
          <table:table-cell office:value-type="float" office:value="47">
            <text:p>47</text:p>
          </table:table-cell>
          <table:table-cell/>
          <table:table-cell table:style-name="ce20" table:formula="of:=([.G56]/44)*34" office:value-type="float" office:value="36.3181818181818">
            <text:p>36</text:p>
          </table:table-cell>
          <table:table-cell table:style-name="ce20" table:formula="of:=([.G56]/44)*26" office:value-type="float" office:value="27.7727272727273">
            <text:p>28</text:p>
          </table:table-cell>
          <table:table-cell office:value-type="string">
            <text:p>Chen and Beeby</text:p>
          </table:table-cell>
          <table:table-cell table:style-name="ce1"/>
          <table:table-cell/>
          <table:table-cell table:formula="of:=([.H56]*PI())/[.M56]" office:value-type="float" office:value="0">
            <text:p>#DIV/0!</text:p>
          </table:table-cell>
          <table:table-cell table:number-columns-repeated="1010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887062">
            <text:p>887062</text:p>
          </table:table-cell>
          <table:table-cell office:value-type="string">
            <text:p>Hyphomonas neptunium</text:p>
          </table:table-cell>
          <table:table-cell office:value-type="string">
            <text:p>ATCC 15444</text:p>
          </table:table-cell>
          <table:table-cell/>
          <table:table-cell table:style-name="ce17"/>
          <table:table-cell office:value-type="float" office:value="36">
            <text:p>36</text:p>
          </table:table-cell>
          <table:table-cell/>
          <table:table-cell table:style-name="ce20" table:formula="of:=([.G57]/44)*34" office:value-type="float" office:value="27.8181818181818">
            <text:p>28</text:p>
          </table:table-cell>
          <table:table-cell table:style-name="ce20" table:formula="of:=([.G57]/44)*26" office:value-type="float" office:value="21.2727272727273">
            <text:p>21</text:p>
          </table:table-cell>
          <table:table-cell office:value-type="string">
            <text:p>Chen and Beeby</text:p>
          </table:table-cell>
          <table:table-cell table:style-name="ce1"/>
          <table:table-cell/>
          <table:table-cell table:formula="of:=([.H57]*PI())/[.M57]" office:value-type="float" office:value="0">
            <text:p>#DIV/0!</text:p>
          </table:table-cell>
          <table:table-cell table:number-columns-repeated="1010"/>
        </table:table-row>
        <table:table-row table:style-name="ro5">
          <table:table-cell office:value-type="string">
            <text:p>Yes</text:p>
          </table:table-cell>
          <table:table-cell office:value-type="float" office:value="283942">
            <text:p>283942</text:p>
          </table:table-cell>
          <table:table-cell office:value-type="string">
            <text:p>Idiomarina loihiensis</text:p>
          </table:table-cell>
          <table:table-cell office:value-type="string">
            <text:p>L2TR</text:p>
          </table:table-cell>
          <table:table-cell office:value-type="string">
            <text:p>Liu and Ochman paper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297246">
            <text:p>297246</text:p>
          </table:table-cell>
          <table:table-cell office:value-type="string">
            <text:p>Legionella pneumophila</text:p>
          </table:table-cell>
          <table:table-cell office:value-type="string">
            <text:p>str. Paris</text:p>
          </table:table-cell>
          <table:table-cell table:number-columns-repeated="7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189518">
            <text:p>189518</text:p>
          </table:table-cell>
          <table:table-cell office:value-type="string">
            <text:p>Leptospira interrogans</text:p>
          </table:table-cell>
          <table:table-cell office:value-type="string">
            <text:p>serovar Lai str. 56601</text:p>
          </table:table-cell>
          <table:table-cell office:value-type="string">
            <text:p>Tomography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272626">
            <text:p>272626</text:p>
          </table:table-cell>
          <table:table-cell office:value-type="string">
            <text:p>Listeria innocua</text:p>
          </table:table-cell>
          <table:table-cell table:style-name="ce15" office:value-type="string">
            <text:p>Clip11262</text:p>
          </table:table-cell>
          <table:table-cell office:value-type="string">
            <text:p>Liu and Ochman paper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office:value-type="float" office:value="266835">
            <text:p>266835</text:p>
          </table:table-cell>
          <table:table-cell office:value-type="string">
            <text:p>Mesorhizobium loti</text:p>
          </table:table-cell>
          <table:table-cell office:value-type="string">
            <text:p>MAFF303099</text:p>
          </table:table-cell>
          <table:table-cell office:value-type="string">
            <text:p>Liu and Ochman paper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8" office:value-type="string">
            <text:p><text:span text:style-name="T1">234827</text:span></text:p>
          </table:table-cell>
          <table:table-cell office:value-type="string">
            <text:p>Midichloria mitochondrii</text:p>
          </table:table-cell>
          <table:table-cell/>
          <table:table-cell office:value-type="string">
            <text:p>Closest alpha to mitochondria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387092">
            <text:p>387092</text:p>
          </table:table-cell>
          <table:table-cell office:value-type="string">
            <text:p>Nitratiruptor</text:p>
          </table:table-cell>
          <table:table-cell office:value-type="string">
            <text:p>sp. SB155-2</text:p>
          </table:table-cell>
          <table:table-cell office:value-type="string">
            <text:p>Deep-sea vent epsilon proteobacterium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office:value-type="float" office:value="1082">
            <text:p>1082</text:p>
          </table:table-cell>
          <table:table-cell table:style-name="ce11" office:value-type="string">
            <text:p>Phaeospirillum fulvum</text:p>
          </table:table-cell>
          <table:table-cell/>
          <table:table-cell office:value-type="string">
            <text:p>Normal motor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office:value-type="float" office:value="1083">
            <text:p>1083</text:p>
          </table:table-cell>
          <table:table-cell table:style-name="ce14" office:value-type="string">
            <text:p>Phaeospirillum molischianum</text:p>
          </table:table-cell>
          <table:table-cell table:style-name="Default"/>
          <table:table-cell office:value-type="string">
            <text:p>Normal motor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6" office:value-type="float" office:value="298386">
            <text:p>298386</text:p>
          </table:table-cell>
          <table:table-cell table:style-name="ce1" office:value-type="string">
            <text:p>Photobacterium profundum</text:p>
          </table:table-cell>
          <table:table-cell office:value-type="string">
            <text:p>SS9</text:p>
          </table:table-cell>
          <table:table-cell table:number-columns-repeated="7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office:value-type="float" office:value="243265">
            <text:p>243265</text:p>
          </table:table-cell>
          <table:table-cell office:value-type="string">
            <text:p>Photorhabdus luminescens</text:p>
          </table:table-cell>
          <table:table-cell office:value-type="string">
            <text:p>subsp. laumondii TTO1</text:p>
          </table:table-cell>
          <table:table-cell office:value-type="string">
            <text:p>Liu and Ochman paper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office:value-type="float" office:value="584">
            <text:p>584</text:p>
          </table:table-cell>
          <table:table-cell office:value-type="string">
            <text:p>Proteus mirabilis</text:p>
          </table:table-cell>
          <table:table-cell table:number-columns-repeated="8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office:value-type="float" office:value="585">
            <text:p>585</text:p>
          </table:table-cell>
          <table:table-cell office:value-type="string">
            <text:p>Proteus vulgaris</text:p>
          </table:table-cell>
          <table:table-cell table:number-columns-repeated="8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208964">
            <text:p>208964</text:p>
          </table:table-cell>
          <table:table-cell office:value-type="string">
            <text:p>Pseudomonas aeruginosa</text:p>
          </table:table-cell>
          <table:table-cell office:value-type="string">
            <text:p>PAO1</text:p>
          </table:table-cell>
          <table:table-cell office:value-type="string">
            <text:p>Two stators and single rotor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53408">
            <text:p>53408</text:p>
          </table:table-cell>
          <table:table-cell office:value-type="string">
            <text:p>Pseudomonas citronellolis</text:p>
          </table:table-cell>
          <table:table-cell/>
          <table:table-cell office:value-type="string">
            <text:p>Backs-up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216595">
            <text:p>216595</text:p>
          </table:table-cell>
          <table:table-cell office:value-type="string">
            <text:p>Pseudomonas fluorescens</text:p>
          </table:table-cell>
          <table:table-cell office:value-type="string">
            <text:p>SBW25</text:p>
          </table:table-cell>
          <table:table-cell table:number-columns-repeated="7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223283">
            <text:p>223283</text:p>
          </table:table-cell>
          <table:table-cell table:style-name="ce11" office:value-type="string">
            <text:p>Pseudomonas syringae</text:p>
          </table:table-cell>
          <table:table-cell table:style-name="ce15" office:value-type="string">
            <text:p>pv. tomato str. DC3000</text:p>
          </table:table-cell>
          <table:table-cell office:value-type="string">
            <text:p>2 stators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6" office:value-type="float" office:value="269796">
            <text:p>269796</text:p>
          </table:table-cell>
          <table:table-cell office:value-type="string">
            <text:p>Rhodobacter rubrum</text:p>
          </table:table-cell>
          <table:table-cell office:value-type="string">
            <text:p>ATCC 11170</text:p>
          </table:table-cell>
          <table:table-cell office:value-type="string">
            <text:p>Normal motor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992186">
            <text:p>992186</text:p>
          </table:table-cell>
          <table:table-cell office:value-type="string">
            <text:p>Rhodobacter sphaeroides</text:p>
          </table:table-cell>
          <table:table-cell office:value-type="string">
            <text:p>WS8N</text:p>
          </table:table-cell>
          <table:table-cell office:value-type="string">
            <text:p>C-ring diversity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243090">
            <text:p>243090</text:p>
          </table:table-cell>
          <table:table-cell office:value-type="string">
            <text:p>Rhodopirellula baltica</text:p>
          </table:table-cell>
          <table:table-cell office:value-type="string">
            <text:p>SH 1</text:p>
          </table:table-cell>
          <table:table-cell office:value-type="string">
            <text:p>Pallen paper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office:value-type="float" office:value="1076">
            <text:p>1076</text:p>
          </table:table-cell>
          <table:table-cell office:value-type="string">
            <text:p>Rhodopseudomonas palustris</text:p>
          </table:table-cell>
          <table:table-cell office:value-type="string">
            <text:p>Generic</text:p>
          </table:table-cell>
          <table:table-cell table:number-columns-repeated="7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34018">
            <text:p>34018</text:p>
          </table:table-cell>
          <table:table-cell office:value-type="string">
            <text:p>Rhodospirillum centenum</text:p>
          </table:table-cell>
          <table:table-cell office:value-type="string">
            <text:p>ATCC 43720</text:p>
          </table:table-cell>
          <table:table-cell office:value-type="string">
            <text:p>Separate stators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246200">
            <text:p>246200</text:p>
          </table:table-cell>
          <table:table-cell table:style-name="ce11" office:value-type="string">
            <text:p>Ruegeria pomeroyi</text:p>
          </table:table-cell>
          <table:table-cell office:value-type="string">
            <text:p>DSS-3</text:p>
          </table:table-cell>
          <table:table-cell office:value-type="string">
            <text:p>Gamma closest to HGT to alphas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office:value-type="float" office:value="309807">
            <text:p>309807</text:p>
          </table:table-cell>
          <table:table-cell office:value-type="string">
            <text:p>Salinibacter ruber</text:p>
          </table:table-cell>
          <table:table-cell office:value-type="string">
            <text:p>DSM 13855</text:p>
          </table:table-cell>
          <table:table-cell office:value-type="string">
            <text:p>Liu and Ochman paper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office:value-type="float" office:value="99287">
            <text:p>99287</text:p>
          </table:table-cell>
          <table:table-cell office:value-type="string">
            <text:p>Salmonella enterica</text:p>
          </table:table-cell>
          <table:table-cell table:style-name="ce15" office:value-type="string">
            <text:p>subsp. enterica serovar Typhimurium str. LT2</text:p>
          </table:table-cell>
          <table:table-cell/>
          <table:table-cell table:style-name="ce17" office:value-type="float" office:value="24">
            <text:p>24</text:p>
          </table:table-cell>
          <table:table-cell office:value-type="float" office:value="44">
            <text:p>44</text:p>
          </table:table-cell>
          <table:table-cell/>
          <table:table-cell table:style-name="ce20" table:formula="of:=([.G82]/44)*34" office:value-type="float" office:value="34">
            <text:p>34</text:p>
          </table:table-cell>
          <table:table-cell table:style-name="ce20" table:formula="of:=([.G82]/44)*26" office:value-type="float" office:value="26">
            <text:p>26</text:p>
          </table:table-cell>
          <table:table-cell office:value-type="string">
            <text:p>Chen and Beeby</text:p>
          </table:table-cell>
          <table:table-cell table:style-name="ce1"/>
          <table:table-cell/>
          <table:table-cell table:formula="of:=([.H82]*PI())/[.M82]" office:value-type="float" office:value="0">
            <text:p>#DIV/0!</text:p>
          </table:table-cell>
          <table:table-cell table:number-columns-repeated="1010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927704">
            <text:p>927704</text:p>
          </table:table-cell>
          <table:table-cell office:value-type="string">
            <text:p>Selenomonas ruminantium</text:p>
          </table:table-cell>
          <table:table-cell office:value-type="string">
            <text:p>subsp. lactilytica TAM6421</text:p>
          </table:table-cell>
          <table:table-cell office:value-type="string">
            <text:p>Strange side-positioned motors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69823">
            <text:p>69823</text:p>
          </table:table-cell>
          <table:table-cell office:value-type="string">
            <text:p>Selenomonas sputigena</text:p>
          </table:table-cell>
          <table:table-cell table:number-columns-repeated="8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211586">
            <text:p>211586</text:p>
          </table:table-cell>
          <table:table-cell office:value-type="string">
            <text:p>Shewanella oneidensis</text:p>
          </table:table-cell>
          <table:table-cell office:value-type="string">
            <text:p>MR-1</text:p>
          </table:table-cell>
          <table:table-cell office:value-type="string">
            <text:p>Stators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6" office:value-type="float" office:value="225849">
            <text:p>225849</text:p>
          </table:table-cell>
          <table:table-cell office:value-type="string">
            <text:p>Shewanella piezotolerans</text:p>
          </table:table-cell>
          <table:table-cell office:value-type="string">
            <text:p>WP3</text:p>
          </table:table-cell>
          <table:table-cell table:number-columns-repeated="7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319224">
            <text:p>319224</text:p>
          </table:table-cell>
          <table:table-cell office:value-type="string">
            <text:p>Shewanella putrefaciens</text:p>
          </table:table-cell>
          <table:table-cell office:value-type="string">
            <text:p>CN-32</text:p>
          </table:table-cell>
          <table:table-cell table:number-columns-repeated="7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42897">
            <text:p>42897</text:p>
          </table:table-cell>
          <table:table-cell office:value-type="string">
            <text:p>Shigella flexneri</text:p>
          </table:table-cell>
          <table:table-cell office:value-type="string">
            <text:p>2a</text:p>
          </table:table-cell>
          <table:table-cell office:value-type="string">
            <text:p>Apparently two stators?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266834">
            <text:p>266834</text:p>
          </table:table-cell>
          <table:table-cell office:value-type="string">
            <text:p>Sinorhizobium meliloti</text:p>
          </table:table-cell>
          <table:table-cell office:value-type="float" office:value="1021">
            <text:p>1021</text:p>
          </table:table-cell>
          <table:table-cell table:number-columns-repeated="7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office:value-type="float" office:value="34103">
            <text:p>34103</text:p>
          </table:table-cell>
          <table:table-cell office:value-type="string">
            <text:p>Sphaerotilus natans</text:p>
          </table:table-cell>
          <table:table-cell table:number-columns-repeated="8"/>
          <table:table-cell table:style-name="ce1"/>
          <table:table-cell table:number-columns-repeated="1012"/>
        </table:table-row>
        <table:table-row table:style-name="ro2">
          <table:table-cell office:value-type="string">
            <text:p>No</text:p>
          </table:table-cell>
          <table:table-cell table:style-name="ce3" office:value-type="float" office:value="968">
            <text:p>968</text:p>
          </table:table-cell>
          <table:table-cell office:value-type="string">
            <text:p>Spirillum volutans</text:p>
          </table:table-cell>
          <table:table-cell table:style-name="ce16"/>
          <table:table-cell/>
          <table:table-cell table:style-name="ce17"/>
          <table:table-cell office:value-type="float" office:value="36">
            <text:p>36</text:p>
          </table:table-cell>
          <table:table-cell/>
          <table:table-cell table:style-name="ce20" table:formula="of:=([.G91]/44)*34" office:value-type="float" office:value="27.8181818181818">
            <text:p>28</text:p>
          </table:table-cell>
          <table:table-cell table:style-name="ce20" table:formula="of:=([.G91]/44)*26" office:value-type="float" office:value="21.2727272727273">
            <text:p>21</text:p>
          </table:table-cell>
          <table:table-cell office:value-type="string">
            <text:p>Swan 1985</text:p>
          </table:table-cell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6" office:value-type="float" office:value="555314">
            <text:p>555314</text:p>
          </table:table-cell>
          <table:table-cell table:style-name="ce12" office:value-type="string">
            <text:p>Spirochaeta aurantia</text:p>
          </table:table-cell>
          <table:table-cell/>
          <table:table-cell office:value-type="string">
            <text:p>MS-ring diameter</text:p>
          </table:table-cell>
          <table:table-cell office:value-type="float" office:value="40">
            <text:p>40</text:p>
          </table:table-cell>
          <table:table-cell table:number-columns-repeated="5"/>
          <table:table-cell table:style-name="ce1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Streptococcus</text:p>
          </table:table-cell>
          <table:table-cell table:number-columns-repeated="2"/>
          <table:table-cell table:style-name="ce17"/>
          <table:table-cell/>
          <table:table-cell office:value-type="float" office:value="40.1">
            <text:p>40.1</text:p>
          </table:table-cell>
          <table:table-cell table:style-name="ce20"/>
          <table:table-cell table:number-columns-repeated="2"/>
          <table:table-cell table:style-name="ce1"/>
          <table:table-cell office:value-type="float" office:value="16">
            <text:p>16</text:p>
          </table:table-cell>
          <table:table-cell table:formula="of:=([.H93]*PI())/[.M93]" office:value-type="float" office:value="7.87361658805942">
            <text:p>7.8736165881</text:p>
          </table:table-cell>
          <table:table-cell office:value-type="string">
            <text:p>Khan 1988</text:p>
          </table:table-cell>
          <table:table-cell table:number-columns-repeated="1009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387093">
            <text:p>387093</text:p>
          </table:table-cell>
          <table:table-cell office:value-type="string">
            <text:p>Sulfurovum</text:p>
          </table:table-cell>
          <table:table-cell office:value-type="string">
            <text:p>sp. NBC37-1</text:p>
          </table:table-cell>
          <table:table-cell office:value-type="string">
            <text:p>Deep-sea vent epsilon proteobacterium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6" office:value-type="float" office:value="309801">
            <text:p>309801</text:p>
          </table:table-cell>
          <table:table-cell office:value-type="string">
            <text:p>Thermomicrobium roseum</text:p>
          </table:table-cell>
          <table:table-cell office:value-type="string">
            <text:p>DSM 5159</text:p>
          </table:table-cell>
          <table:table-cell table:number-columns-repeated="7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243274">
            <text:p>243274</text:p>
          </table:table-cell>
          <table:table-cell office:value-type="string">
            <text:p>Thermotoga maritima</text:p>
          </table:table-cell>
          <table:table-cell office:value-type="string">
            <text:p>MSB8</text:p>
          </table:table-cell>
          <table:table-cell table:number-columns-repeated="7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office:value-type="float" office:value="273068">
            <text:p>273068</text:p>
          </table:table-cell>
          <table:table-cell office:value-type="string">
            <text:p>Theromoanaerobacter tencongensis</text:p>
          </table:table-cell>
          <table:table-cell office:value-type="string">
            <text:p>MB4</text:p>
          </table:table-cell>
          <table:table-cell office:value-type="string">
            <text:p>Liu and Ochman paper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317025">
            <text:p>317025</text:p>
          </table:table-cell>
          <table:table-cell office:value-type="string">
            <text:p>Thiomicrospira crunogena</text:p>
          </table:table-cell>
          <table:table-cell office:value-type="string">
            <text:p>XCL-2</text:p>
          </table:table-cell>
          <table:table-cell office:value-type="string">
            <text:p>3 stators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1177931">
            <text:p>1177931</text:p>
          </table:table-cell>
          <table:table-cell office:value-type="string">
            <text:p>Thiovulum</text:p>
          </table:table-cell>
          <table:table-cell office:value-type="string">
            <text:p>sp. ES</text:p>
          </table:table-cell>
          <table:table-cell office:value-type="string">
            <text:p>Second-fastest swimming bacterium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999428">
            <text:p>999428</text:p>
          </table:table-cell>
          <table:table-cell office:value-type="string">
            <text:p>Treponema denticola</text:p>
          </table:table-cell>
          <table:table-cell office:value-type="string">
            <text:p>ATCC 33520</text:p>
          </table:table-cell>
          <table:table-cell office:value-type="string">
            <text:p>C-ring diameter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243276">
            <text:p>243276</text:p>
          </table:table-cell>
          <table:table-cell office:value-type="string">
            <text:p>Treponema pallidum</text:p>
          </table:table-cell>
          <table:table-cell office:value-type="string">
            <text:p>subsp. pallidum sr. Nichols</text:p>
          </table:table-cell>
          <table:table-cell table:number-columns-repeated="7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office:value-type="float" office:value="162">
            <text:p>162</text:p>
          </table:table-cell>
          <table:table-cell table:style-name="ce12" office:value-type="string">
            <text:p>Treponema phagedenis</text:p>
          </table:table-cell>
          <table:table-cell office:value-type="string">
            <text:p>generic</text:p>
          </table:table-cell>
          <table:table-cell/>
          <table:table-cell table:style-name="ce17"/>
          <table:table-cell table:style-name="ce18"/>
          <table:table-cell table:number-columns-repeated="4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717227">
            <text:p>717227</text:p>
          </table:table-cell>
          <table:table-cell office:value-type="string">
            <text:p>Treponema primitia</text:p>
          </table:table-cell>
          <table:table-cell office:value-type="string">
            <text:p>ZAS-1</text:p>
          </table:table-cell>
          <table:table-cell/>
          <table:table-cell table:style-name="ce17"/>
          <table:table-cell office:value-type="float" office:value="64">
            <text:p>64</text:p>
          </table:table-cell>
          <table:table-cell/>
          <table:table-cell table:style-name="ce20" table:formula="of:=([.G103]/44)*34" office:value-type="float" office:value="49.4545454545455">
            <text:p>49</text:p>
          </table:table-cell>
          <table:table-cell table:style-name="ce20" table:formula="of:=([.G103]/44)*26" office:value-type="float" office:value="37.8181818181818">
            <text:p>38</text:p>
          </table:table-cell>
          <table:table-cell office:value-type="string">
            <text:p>Chen and Beeby</text:p>
          </table:table-cell>
          <table:table-cell table:style-name="ce1"/>
          <table:table-cell/>
          <table:table-cell table:formula="of:=([.H103]*PI())/[.M103]" office:value-type="float" office:value="0">
            <text:p>#DIV/0!</text:p>
          </table:table-cell>
          <table:table-cell table:number-columns-repeated="1010"/>
        </table:table-row>
        <table:table-row table:style-name="ro2">
          <table:table-cell office:value-type="string">
            <text:p>No</text:p>
          </table:table-cell>
          <table:table-cell table:style-name="ce3" office:value-type="float" office:value="174922">
            <text:p>174922</text:p>
          </table:table-cell>
          <table:table-cell office:value-type="string">
            <text:p>Treponema refringens</text:p>
          </table:table-cell>
          <table:table-cell office:value-type="string">
            <text:p>only this one</text:p>
          </table:table-cell>
          <table:table-cell/>
          <table:table-cell table:style-name="ce17"/>
          <table:table-cell table:style-name="ce18"/>
          <table:table-cell table:number-columns-repeated="4"/>
          <table:table-cell table:style-name="ce1"/>
          <table:table-cell table:number-columns-repeated="1012"/>
        </table:table-row>
        <table:table-row table:style-name="ro6">
          <table:table-cell office:value-type="string">
            <text:p>Yes</text:p>
          </table:table-cell>
          <table:table-cell table:style-name="ce3" office:value-type="float" office:value="69710">
            <text:p>69710</text:p>
          </table:table-cell>
          <table:table-cell table:style-name="ce12" office:value-type="string">
            <text:p><text:span text:style-name="T2">Treponema vincentii</text:span><text:span text:style-name="T3"> </text:span></text:p>
          </table:table-cell>
          <table:table-cell office:value-type="string">
            <text:p>generic</text:p>
          </table:table-cell>
          <table:table-cell/>
          <table:table-cell table:style-name="ce17"/>
          <table:table-cell table:style-name="ce18"/>
          <table:table-cell table:number-columns-repeated="4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663">
            <text:p>663</text:p>
          </table:table-cell>
          <table:table-cell office:value-type="string">
            <text:p>Vibrio alginolyticus</text:p>
          </table:table-cell>
          <table:table-cell office:value-type="string">
            <text:p>generic</text:p>
          </table:table-cell>
          <table:table-cell table:number-columns-repeated="7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office:value-type="float" office:value="243277">
            <text:p>243277</text:p>
          </table:table-cell>
          <table:table-cell office:value-type="string">
            <text:p>Vibrio cholerae</text:p>
          </table:table-cell>
          <table:table-cell table:style-name="ce15" office:value-type="string">
            <text:p>O1 biovar El Tor str. N16961</text:p>
          </table:table-cell>
          <table:table-cell/>
          <table:table-cell table:style-name="ce17"/>
          <table:table-cell office:value-type="float" office:value="46">
            <text:p>46</text:p>
          </table:table-cell>
          <table:table-cell/>
          <table:table-cell table:style-name="ce20" table:formula="of:=([.G107]/44)*34" office:value-type="float" office:value="35.5454545454545">
            <text:p>36</text:p>
          </table:table-cell>
          <table:table-cell table:style-name="ce20" table:formula="of:=([.G107]/44)*26" office:value-type="float" office:value="27.1818181818182">
            <text:p>27</text:p>
          </table:table-cell>
          <table:table-cell office:value-type="string">
            <text:p>Chen and Beeby</text:p>
          </table:table-cell>
          <table:table-cell table:style-name="ce1"/>
          <table:table-cell/>
          <table:table-cell table:formula="of:=([.H107]*PI())/[.M107]" office:value-type="float" office:value="0">
            <text:p>#DIV/0!</text:p>
          </table:table-cell>
          <table:table-cell table:number-columns-repeated="1010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312309">
            <text:p>312309</text:p>
          </table:table-cell>
          <table:table-cell office:value-type="string">
            <text:p>Vibrio fischeri</text:p>
          </table:table-cell>
          <table:table-cell office:value-type="string">
            <text:p>ES114</text:p>
          </table:table-cell>
          <table:table-cell table:number-columns-repeated="7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6" office:value-type="float" office:value="28172">
            <text:p>28172</text:p>
          </table:table-cell>
          <table:table-cell office:value-type="string">
            <text:p>Vibrio metschnikovii</text:p>
          </table:table-cell>
          <table:table-cell table:number-columns-repeated="8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1211705">
            <text:p>1211705</text:p>
          </table:table-cell>
          <table:table-cell office:value-type="string">
            <text:p>Vibrio parahaemolyticus</text:p>
          </table:table-cell>
          <table:table-cell office:value-type="string">
            <text:p>BB22OP</text:p>
          </table:table-cell>
          <table:table-cell office:value-type="string">
            <text:p>Separate stators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6" office:value-type="float" office:value="391591">
            <text:p>391591</text:p>
          </table:table-cell>
          <table:table-cell office:value-type="string">
            <text:p>Vibrio shilonii</text:p>
          </table:table-cell>
          <table:table-cell office:value-type="string">
            <text:p>AK1</text:p>
          </table:table-cell>
          <table:table-cell table:number-columns-repeated="7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273121">
            <text:p>273121</text:p>
          </table:table-cell>
          <table:table-cell table:style-name="ce12" office:value-type="string">
            <text:p>Wolinella succinogenes</text:p>
          </table:table-cell>
          <table:table-cell office:value-type="string">
            <text:p>DSM 1740</text:p>
          </table:table-cell>
          <table:table-cell office:value-type="string">
            <text:p>C-ring diameter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office:value-type="float" office:value="190486">
            <text:p>190486</text:p>
          </table:table-cell>
          <table:table-cell office:value-type="string">
            <text:p>Xanthomonas axonopodis</text:p>
          </table:table-cell>
          <table:table-cell office:value-type="string">
            <text:p>pv. citri str. 306</text:p>
          </table:table-cell>
          <table:table-cell office:value-type="string">
            <text:p>Liu and Ochman paper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190485">
            <text:p>190485</text:p>
          </table:table-cell>
          <table:table-cell table:style-name="ce11" office:value-type="string">
            <text:p>Xanthomonas campestris</text:p>
          </table:table-cell>
          <table:table-cell table:style-name="ce15" office:value-type="string">
            <text:p>pv. campestris str. ATCC 33913</text:p>
          </table:table-cell>
          <table:table-cell office:value-type="string">
            <text:p>2 stators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214092">
            <text:p>214092</text:p>
          </table:table-cell>
          <table:table-cell table:style-name="ce11" office:value-type="string">
            <text:p>Yersinia pestis</text:p>
          </table:table-cell>
          <table:table-cell office:value-type="string">
            <text:p>CO92</text:p>
          </table:table-cell>
          <table:table-cell table:number-columns-repeated="7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table:style-name="ce3" office:value-type="float" office:value="273123">
            <text:p>273123</text:p>
          </table:table-cell>
          <table:table-cell office:value-type="string">
            <text:p>Yersinia pseudotuberculosis</text:p>
          </table:table-cell>
          <table:table-cell office:value-type="string">
            <text:p>IP 32953</text:p>
          </table:table-cell>
          <table:table-cell table:number-columns-repeated="7"/>
          <table:table-cell table:style-name="ce1"/>
          <table:table-cell table:number-columns-repeated="1012"/>
        </table:table-row>
        <table:table-row table:style-name="ro2">
          <table:table-cell office:value-type="string">
            <text:p>Yes</text:p>
          </table:table-cell>
          <table:table-cell office:value-type="float" office:value="264203">
            <text:p>264203</text:p>
          </table:table-cell>
          <table:table-cell office:value-type="string">
            <text:p>Zymonas mobilis</text:p>
          </table:table-cell>
          <table:table-cell office:value-type="string">
            <text:p>subsp. Mobilis ZM4 = ATCC 31821</text:p>
          </table:table-cell>
          <table:table-cell office:value-type="string">
            <text:p>Liu and Ochman paper</text:p>
          </table:table-cell>
          <table:table-cell table:number-columns-repeated="6"/>
          <table:table-cell table:style-name="ce1"/>
          <table:table-cell table:number-columns-repeated="1012"/>
        </table:table-row>
        <table:table-row table:style-name="ro4" table:number-rows-repeated="104845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11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ohit Hindi" svg:font-family="'Lohit Hindi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9">00/00/0000</text:date>, <text:time style:data-style-name="N2" text:time-value="0000-00-00T10:20: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Beeby</meta:initial-creator>
    <meta:creation-date>2012-07-31T09:53:29</meta:creation-date>
    <dc:date>2013-07-19T18:42:04</dc:date>
    <meta:editing-duration>PT8H18M30S</meta:editing-duration>
    <meta:editing-cycles>12</meta:editing-cycles>
    <meta:generator>LibreOffice/4.0.3.3$MacOSX_x86 LibreOffice_project/0eaa50a932c8f2199a615e1eb30f7ac74279539</meta:generator>
    <meta:document-statistic meta:table-count="1" meta:cell-count="6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9cm" svg:y="4.201cm" style:legend-expansion="high" chart:style-name="ch2"/>
        <chart:plot-area chart:style-name="ch3" table:cell-range-address="Sheet1.G1:Sheet1.G13 Sheet1.P1:Sheet1.P10" chart:data-source-has-labels="row" svg:x="0.77cm" svg:y="0.855cm" svg:width="12.88cm" svg:height="7.545cm">
          <chartooo:coordinate-region svg:x="1.417cm" svg:y="1.054cm" svg:width="12.033cm" svg:height="6.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13 Sheet1.P1:Sheet1.P10" chart:label-cell-address="Sheet1.G1:Sheet1.G1" chart:class="chart:scatter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-ring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G2:Sheet1.G13 Sheet1.P1:Sheet1.P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